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113" officeooo:paragraph-rsid="001b3113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fo:color="#000000"/>
    </style:style>
    <style:style style:name="P4" style:family="paragraph" style:parent-style-name="Frame_20_contents">
      <style:paragraph-properties fo:text-align="start" style:justify-single-word="false" style:punctuation-wrap="hanging" style:writing-mode="lr-tb"/>
      <style:text-properties style:use-window-font-color="true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/>
    </style:style>
    <style:style style:name="P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/>
    </style:style>
    <style:style style:name="gr1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5.904cm" fo:min-width="3.44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3.946cm" fo:min-width="3.44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2.173cm" fo:min-width="3.44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1.591cm" fo:min-width="2.77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3465a4" draw:marker-end="msArrowEnd_20_5" draw:marker-end-width="0.21cm" draw:marker-end-center="false" draw:fill="none" draw:textarea-vertical-align="top" draw:auto-grow-height="false" fo:min-height="5.794cm" fo:min-width="10.95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aine d’étude : Système de gestion des jeux concours</text:p>
      <text:p text:style-name="Standard"/>
      <text:p text:style-name="Standard"><draw:custom-shape text:anchor-type="paragraph" draw:z-index="14" draw:name="Forme4" draw:style-name="gr6" draw:text-style-name="P7" svg:width="11.452cm" svg:height="6.044cm" svg:x="1.924cm" svg:y="0.362cm"><text:p/><draw:enhanced-geometry draw:mirror-horizontal="false" draw:mirror-vertical="false" drawooo:sub-view-size="6511 2416" draw:text-areas="0 0 ?f0 ?f1" svg:viewBox="0 0 0 0" draw:type="ooxml-non-primitive" draw:enhanced-path="M 6510 2415 C 4185 0 0 2235 0 2235 N"><draw:equation draw:name="f0" draw:formula="logwidth"/><draw:equation draw:name="f1" draw:formula="logheight"/></draw:enhanced-geometry></draw:custom-shape>Domaines connexes : Service communication, service juridique, service marketing</text:p>
      <text:p text:style-name="Standard"/>
      <text:p text:style-name="Standard">Acteurs externes : internautes</text:p>
      <text:p text:style-name="Standard"/>
      <text:p text:style-name="Standard"><draw:custom-shape text:anchor-type="paragraph" draw:z-index="3" draw:name="Forme1" draw:style-name="gr3" draw:text-style-name="P6" svg:width="3.442cm" svg:height="2.172cm" svg:x="12.864cm" svg:y="0.161cm"><text:p text:style-name="P3">Service </text:p><text:p text:style-name="P3">Juridiqu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15" draw:name="Forme5" draw:style-name="gr7" draw:text-style-name="P7" svg:width="3.627cm" svg:height="0.484cm" svg:x="7.627cm" svg:y="0.811cm"><text:p text:style-name="P4">Lo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Forme5" draw:style-name="gr7" draw:text-style-name="P7" svg:width="3.627cm" svg:height="0.971cm" svg:x="2.574cm" svg:y="6.398cm"><text:p text:style-name="P5"><text:span text:style-name="T1">Max participants</text:span></text:p><text:p text:style-name="P5"><text:span text:style-name="T1">attei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7" draw:name="Forme3" draw:style-name="gr5" draw:text-style-name="P7" svg:x1="6.202cm" svg:y1="7.05cm" svg:x2="1.334cm" svg:y2="5.893cm"><text:p/></draw:line><draw:custom-shape text:anchor-type="paragraph" draw:z-index="26" draw:name="Forme5" draw:style-name="gr7" draw:text-style-name="P7" svg:width="3.627cm" svg:height="0.484cm" svg:x="3.923cm" svg:y="3.106cm"><text:p text:style-name="P4"><text:span text:style-name="T1">Jeu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Forme5" draw:style-name="gr7" draw:text-style-name="P7" svg:width="3.627cm" svg:height="0.484cm" svg:x="3.605cm" svg:y="5.276cm"><text:p text:style-name="P4"><text:span text:style-name="T1">Adresse mai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Forme5" draw:style-name="gr7" draw:text-style-name="P7" svg:width="3.627cm" svg:height="0.484cm" svg:x="3.923cm" svg:y="4.145cm"><text:p text:style-name="P4"><text:span text:style-name="T1">Répons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Forme5" draw:style-name="gr7" draw:text-style-name="P7" svg:width="3.627cm" svg:height="0.971cm" svg:x="9.876cm" svg:y="5.219cm"><text:p text:style-name="P4">Données</text:p><text:p text:style-name="P4">participan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2" draw:name="Forme3" draw:style-name="gr5" draw:text-style-name="P7" svg:x1="9.53cm" svg:y1="6.304cm" svg:x2="12.892cm" svg:y2="6.305cm"><text:p/></draw:line><draw:custom-shape text:anchor-type="paragraph" draw:z-index="21" draw:name="Forme5" draw:style-name="gr7" draw:text-style-name="P7" svg:width="3.627cm" svg:height="0.484cm" svg:x="10.194cm" svg:y="4.383cm"><text:p text:style-name="P4">Réponse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Forme5" draw:style-name="gr7" draw:text-style-name="P7" svg:width="3.627cm" svg:height="0.484cm" svg:x="10.22cm" svg:y="3.404cm"><text:p text:style-name="P4"><text:span text:style-name="T1">Paramètres jeu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Forme5" draw:style-name="gr7" draw:text-style-name="P7" svg:width="3.627cm" svg:height="0.971cm" svg:x="9.241cm" svg:y="6.689cm"><text:p text:style-name="P5"><text:span text:style-name="T1">Max participants</text:span></text:p><text:p text:style-name="P5"><text:span text:style-name="T1">attei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Forme5" draw:style-name="gr7" draw:text-style-name="P7" svg:width="3.627cm" svg:height="0.971cm" svg:x="13.062cm" svg:y="7.77cm"><text:p text:style-name="P4">Données</text:p><text:p text:style-name="P4">participan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Forme5" draw:style-name="gr7" draw:text-style-name="P7" svg:width="3.627cm" svg:height="0.484cm" svg:x="12.178cm" svg:y="2.32cm"><text:p text:style-name="P4">Gagnan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Forme5" draw:style-name="gr7" draw:text-style-name="P7" svg:width="3.627cm" svg:height="0.484cm" svg:x="15.115cm" svg:y="2.505cm"><text:p text:style-name="P4">Réponse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orme1" draw:style-name="gr1" draw:text-style-name="P6" svg:width="3.442cm" svg:height="5.903cm" svg:x="6.091cm" svg:y="1.896cm"><text:p text:style-name="P3">Système de gestion</text:p><text:p text:style-name="P3">Des</text:p><text:p text:style-name="P3">Jeux concour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3" draw:name="Forme3" draw:style-name="gr5" draw:text-style-name="P7" svg:x1="14.657cm" svg:y1="7.751cm" svg:x2="14.711cm" svg:y2="9.631cm"><text:p/></draw:line><draw:line text:anchor-type="paragraph" draw:z-index="12" draw:name="Forme3" draw:style-name="gr5" draw:text-style-name="P7" svg:x1="13.731cm" svg:y1="1.93cm" svg:x2="13.785cm" svg:y2="3.81cm"><text:p/></draw:line><draw:line text:anchor-type="paragraph" draw:z-index="11" draw:name="Forme3" draw:style-name="gr5" draw:text-style-name="P7" svg:x1="15.788cm" svg:y1="3.783cm" svg:x2="15.791cm" svg:y2="1.903cm"><text:p/></draw:line><draw:line text:anchor-type="paragraph" draw:z-index="10" draw:name="Forme3" draw:style-name="gr5" draw:text-style-name="P7" svg:x1="9.53cm" svg:y1="4.886cm" svg:x2="12.892cm" svg:y2="4.887cm"><text:p/></draw:line><draw:line text:anchor-type="paragraph" draw:z-index="9" draw:name="Forme3" draw:style-name="gr5" draw:text-style-name="P7" svg:x1="9.53cm" svg:y1="7.664cm" svg:x2="12.892cm" svg:y2="7.665cm"><text:p/></draw:line><draw:line text:anchor-type="paragraph" draw:z-index="8" draw:name="Forme3" draw:style-name="gr5" draw:text-style-name="P7" svg:x1="3.923cm" svg:y1="4.701cm" svg:x2="6.093cm" svg:y2="4.702cm"><text:p/></draw:line><draw:line text:anchor-type="paragraph" draw:z-index="7" draw:name="Forme3" draw:style-name="gr5" draw:text-style-name="P7" svg:x1="2.464cm" svg:y1="5.892cm" svg:x2="6.092cm" svg:y2="5.893cm"><text:p/></draw:line><draw:line text:anchor-type="paragraph" draw:z-index="6" draw:name="Forme3" draw:style-name="gr5" draw:text-style-name="P7" svg:x1="6.092cm" svg:y1="3.721cm" svg:x2="2.73cm" svg:y2="3.668cm"><text:p/></draw:line><draw:line text:anchor-type="paragraph" draw:z-index="5" draw:name="Forme3" draw:style-name="gr5" draw:text-style-name="P7" svg:x1="12.892cm" svg:y1="3.959cm" svg:x2="9.53cm" svg:y2="3.906cm"><text:p/></draw:line><draw:custom-shape text:anchor-type="paragraph" draw:z-index="4" draw:name="Forme2" draw:style-name="gr4" draw:text-style-name="P6" svg:width="3.918cm" svg:height="2.251cm" svg:x="0.007cm" svg:y="3.642cm"><text:p text:style-name="P3">Internautes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" draw:name="Forme1" draw:style-name="gr3" draw:text-style-name="P6" svg:width="3.442cm" svg:height="2.172cm" svg:x="13.023cm" svg:y="9.543cm"><text:p text:style-name="P3">Service </text:p><text:p text:style-name="P3">Marketing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Forme1" draw:style-name="gr2" draw:text-style-name="P6" svg:width="3.442cm" svg:height="3.945cm" svg:x="12.891cm" svg:y="3.722cm"><text:p text:style-name="P3">Service </text:p><text:p text:style-name="P3">Communication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Activités : Vérifier nombre de participants, Enregistrer réponses, vérifier </text:p>
      <text:p text:style-name="P1">que concours en cour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of_20_Figures" style:display-name="Table of Figures" style:family="paragraph" style:parent-style-name="Caption" style:default-outline-level="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2:06:46</meta:creation-date>
    <dc:language>fr-FR</dc:language>
    <dc:date>2016-11-15T16:59:01.534924891</dc:date>
    <meta:editing-cycles>5</meta:editing-cycles>
    <meta:editing-duration>PT20M18S</meta:editing-duration>
    <meta:generator>LibreOffice/5.2.2.2$Linux_X86_64 LibreOffice_project/20m0$Build-2</meta:generator>
    <meta:document-statistic meta:table-count="0" meta:image-count="0" meta:object-count="0" meta:page-count="1" meta:paragraph-count="31" meta:word-count="68" meta:character-count="509" meta:non-whitespace-character-count="468"/>
  </office:meta>
</office:document-meta>
</file>